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rsid="0006ed93" officeooo:paragraph-rsid="0006ed93"/>
    </style:style>
    <style:style style:name="P3" style:family="paragraph" style:parent-style-name="Preformatted_20_Text">
      <style:text-properties officeooo:rsid="0007b063" officeooo:paragraph-rsid="0007b063"/>
    </style:style>
    <style:style style:name="P4" style:family="paragraph" style:parent-style-name="Preformatted_20_Text">
      <style:text-properties officeooo:rsid="00097453" officeooo:paragraph-rsid="00097453"/>
    </style:style>
    <style:style style:name="P5" style:family="paragraph" style:parent-style-name="Preformatted_20_Text">
      <style:text-properties officeooo:rsid="000b5dc3" officeooo:paragraph-rsid="000b5dc3"/>
    </style:style>
    <style:style style:name="P6" style:family="paragraph" style:parent-style-name="Preformatted_20_Text">
      <style:text-properties officeooo:rsid="000bb97e" officeooo:paragraph-rsid="000bb97e"/>
    </style:style>
    <style:style style:name="P7" style:family="paragraph" style:parent-style-name="Preformatted_20_Text">
      <style:text-properties officeooo:rsid="000d8f25" officeooo:paragraph-rsid="000d8f25"/>
    </style:style>
    <style:style style:name="P8" style:family="paragraph" style:parent-style-name="Preformatted_20_Text">
      <style:text-properties officeooo:rsid="000f2404" officeooo:paragraph-rsid="000f2404"/>
    </style:style>
    <style:style style:name="P9" style:family="paragraph" style:parent-style-name="Standard">
      <style:text-properties officeooo:rsid="0006ed93" officeooo:paragraph-rsid="0006ed93"/>
    </style:style>
    <style:style style:name="P10" style:family="paragraph" style:parent-style-name="Standard">
      <style:text-properties officeooo:rsid="0007b063" officeooo:paragraph-rsid="0007b063"/>
    </style:style>
    <style:style style:name="P11" style:family="paragraph" style:parent-style-name="Standard">
      <style:text-properties officeooo:rsid="00097453" officeooo:paragraph-rsid="00097453"/>
    </style:style>
    <style:style style:name="P12" style:family="paragraph" style:parent-style-name="Standard">
      <style:text-properties officeooo:rsid="000b5dc3" officeooo:paragraph-rsid="000b5dc3"/>
    </style:style>
    <style:style style:name="P13" style:family="paragraph" style:parent-style-name="Standard">
      <style:text-properties officeooo:rsid="000bb97e" officeooo:paragraph-rsid="000bb97e"/>
    </style:style>
    <style:style style:name="P14" style:family="paragraph" style:parent-style-name="Standard">
      <style:text-properties fo:font-weight="bold" officeooo:rsid="000b5dc3" officeooo:paragraph-rsid="000b5dc3" style:font-weight-asian="bold" style:font-weight-complex="bold"/>
    </style:style>
    <style:style style:name="P15" style:family="paragraph" style:parent-style-name="Standard">
      <style:text-properties fo:font-weight="bold" officeooo:rsid="000bb97e" officeooo:paragraph-rsid="000bb97e" style:font-weight-asian="bold" style:font-weight-complex="bold"/>
    </style:style>
    <style:style style:name="P16" style:family="paragraph" style:parent-style-name="Standard">
      <style:text-properties officeooo:rsid="000d8f25" officeooo:paragraph-rsid="000d8f25"/>
    </style:style>
    <style:style style:name="P17" style:family="paragraph" style:parent-style-name="Standard">
      <style:text-properties officeooo:rsid="000f2404" officeooo:paragraph-rsid="000f24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ag=11:</text:p>
      <text:p text:style-name="P2">HDZ ERROR: 0.06613180589748378</text:p>
      <text:p text:style-name="Preformatted_20_Text">SDP ERROR: 0.2669707041445088</text:p>
      <text:p text:style-name="Preformatted_20_Text">KH ERROR: 2.885500881238912</text:p>
      <text:p text:style-name="Preformatted_20_Text">MOST ERROR: 0.24871092332282715</text:p>
      <text:p text:style-name="Preformatted_20_Text">DPMS ERROR: 0.45873375369527886</text:p>
      <text:p text:style-name="Preformatted_20_Text">Centar ERROR: 0.7928815030985653</text:p>
      <text:p text:style-name="Preformatted_20_Text">Fokus ERROR: 0.8899864021427066</text:p>
      <text:p text:style-name="Preformatted_20_Text">Mozemo! ERROR: 0.6762280243121368</text:p>
      <text:p text:style-name="P1">RF ERROR: 0.8294824728728613</text:p>
      <text:p text:style-name="P9">Lag 10:</text:p>
      <text:p text:style-name="P2">HDZ ERROR: 0.06609542857233204</text:p>
      <text:p text:style-name="Preformatted_20_Text">SDP ERROR: 0.33804940697563174</text:p>
      <text:p text:style-name="Preformatted_20_Text">KH ERROR: 3.6424260030143953</text:p>
      <text:p text:style-name="Preformatted_20_Text">MOST ERROR: 0.3254012288755478</text:p>
      <text:p text:style-name="Preformatted_20_Text">DPMS ERROR: 0.7208749649309455</text:p>
      <text:p text:style-name="Preformatted_20_Text">Centar ERROR: 0.9484565618136511</text:p>
      <text:p text:style-name="Preformatted_20_Text">Fokus ERROR: 1.2340433147634395</text:p>
      <text:p text:style-name="Preformatted_20_Text">Mozemo! ERROR: 0.9634791001523902</text:p>
      <text:p text:style-name="P1">RF ERROR: 1.8058653029292933</text:p>
      <text:p text:style-name="P9">Lag 9:</text:p>
      <text:p text:style-name="P2">HDZ ERROR: 0.11005171872058096</text:p>
      <text:p text:style-name="Preformatted_20_Text">SDP ERROR: 0.5283508083586065</text:p>
      <text:p text:style-name="Preformatted_20_Text">KH ERROR: 0.6618524249414754</text:p>
      <text:p text:style-name="Preformatted_20_Text">MOST ERROR: 0.1329618492533752</text:p>
      <text:p text:style-name="Preformatted_20_Text">DPMS ERROR: 0.5789581699864096</text:p>
      <text:p text:style-name="Preformatted_20_Text">Centar ERROR: 0.7533435901193022</text:p>
      <text:p text:style-name="Preformatted_20_Text">Fokus ERROR: 0.4792473496976304</text:p>
      <text:p text:style-name="Preformatted_20_Text">Mozemo! ERROR: 0.6338982679827353</text:p>
      <text:p text:style-name="P1">RF ERROR: 0.5646773199796008</text:p>
      <text:p text:style-name="P10">Lag 8:</text:p>
      <text:p text:style-name="P3">HDZ ERROR: 0.08830543626710173</text:p>
      <text:p text:style-name="Preformatted_20_Text">SDP ERROR: 0.3655160483320047</text:p>
      <text:p text:style-name="Preformatted_20_Text">KH ERROR: 0.41927644862106056</text:p>
      <text:p text:style-name="Preformatted_20_Text">MOST ERROR: 0.11527195865578672</text:p>
      <text:p text:style-name="Preformatted_20_Text">DPMS ERROR: 0.33577981228886566</text:p>
      <text:p text:style-name="Preformatted_20_Text">Centar ERROR: 0.566576287375747</text:p>
      <text:p text:style-name="Preformatted_20_Text">Fokus ERROR: 0.4424565660232989</text:p>
      <text:p text:style-name="Preformatted_20_Text">Mozemo! ERROR: 0.31812927664259955</text:p>
      <text:p text:style-name="P1">RF ERROR: 0.4937775896294929</text:p>
      <text:p text:style-name="P11">Lag 7:</text:p>
      <text:p text:style-name="P4">HDZ ERROR: 0.0830481736724661</text:p>
      <text:p text:style-name="Preformatted_20_Text">SDP ERROR: 0.37806682980032197</text:p>
      <text:p text:style-name="Preformatted_20_Text">KH ERROR: 0.8025578812920564</text:p>
      <text:p text:style-name="Preformatted_20_Text">MOST ERROR: 0.10990333124311609</text:p>
      <text:p text:style-name="Preformatted_20_Text">DPMS ERROR: 0.20231914902293138</text:p>
      <text:p text:style-name="Preformatted_20_Text">Centar ERROR: 0.6286244099537531</text:p>
      <text:p text:style-name="Preformatted_20_Text">Fokus ERROR: 0.42205646963045224</text:p>
      <text:p text:style-name="Preformatted_20_Text">Mozemo! ERROR: 0.31607391156017356</text:p>
      <text:p text:style-name="P1">RF ERROR: 0.4762773710927429</text:p>
      <text:p text:style-name="P11">Lag 6:</text:p>
      <text:p text:style-name="P4">HDZ ERROR: 0.07579499612690518</text:p>
      <text:p text:style-name="Preformatted_20_Text">SDP ERROR: 0.33621965841820733</text:p>
      <text:p text:style-name="Preformatted_20_Text">KH ERROR: 0.36306399322424937</text:p>
      <text:p text:style-name="Preformatted_20_Text">MOST ERROR: 0.0830884081074786</text:p>
      <text:p text:style-name="Preformatted_20_Text">DPMS ERROR: 0.231467111664869</text:p>
      <text:p text:style-name="Preformatted_20_Text"><text:soft-page-break/>Centar ERROR: 0.4970907026654073</text:p>
      <text:p text:style-name="Preformatted_20_Text">Fokus ERROR: 0.46144756048049573</text:p>
      <text:p text:style-name="Preformatted_20_Text">Mozemo! ERROR: 0.24097472789899602</text:p>
      <text:p text:style-name="P1">RF ERROR: 0.4455325317720705</text:p>
      <text:p text:style-name="P11">Lag 5:</text:p>
      <text:p text:style-name="P4">HDZ ERROR: 0.0810984730725849</text:p>
      <text:p text:style-name="Preformatted_20_Text">SDP ERROR: 0.290490096799049</text:p>
      <text:p text:style-name="Preformatted_20_Text">KH ERROR: 0.4607417647876774</text:p>
      <text:p text:style-name="Preformatted_20_Text">MOST ERROR: 0.06524930209713309</text:p>
      <text:p text:style-name="Preformatted_20_Text">DPMS ERROR: 0.37183781934188365</text:p>
      <text:p text:style-name="Preformatted_20_Text">Centar ERROR: 0.46908938595631466</text:p>
      <text:p text:style-name="Preformatted_20_Text">Fokus ERROR: 0.47679988074531865</text:p>
      <text:p text:style-name="Preformatted_20_Text">Mozemo! ERROR: 0.1559861316684055</text:p>
      <text:p text:style-name="P1">RF ERROR: 0.4661727446230346</text:p>
      <text:p text:style-name="P12">Lag 4:</text:p>
      <text:p text:style-name="P5">HDZ ERROR: 0.07322470387701555</text:p>
      <text:p text:style-name="Preformatted_20_Text">SDP ERROR: 0.27953605872436815</text:p>
      <text:p text:style-name="Preformatted_20_Text">KH ERROR: 0.5205870588029461</text:p>
      <text:p text:style-name="Preformatted_20_Text">MOST ERROR: 0.07035036450399058</text:p>
      <text:p text:style-name="Preformatted_20_Text">DPMS ERROR: 0.36192755274052774</text:p>
      <text:p text:style-name="Preformatted_20_Text">Centar ERROR: 0.43612689836135987</text:p>
      <text:p text:style-name="Preformatted_20_Text">Fokus ERROR: 0.42620488708418464</text:p>
      <text:p text:style-name="Preformatted_20_Text">Mozemo! ERROR: 0.13283921695279688</text:p>
      <text:p text:style-name="P1">RF ERROR: 0.35999860027773056</text:p>
      <text:p text:style-name="P12">Lag 3:</text:p>
      <text:p text:style-name="P5">HDZ ERROR: 0.07564465457432472</text:p>
      <text:p text:style-name="Preformatted_20_Text">SDP ERROR: 0.25437962476006587</text:p>
      <text:p text:style-name="Preformatted_20_Text">KH ERROR: 0.3549782369555391</text:p>
      <text:p text:style-name="Preformatted_20_Text">MOST ERROR: 0.07261275959470596</text:p>
      <text:p text:style-name="Preformatted_20_Text">DPMS ERROR: 0.2609690981290318</text:p>
      <text:p text:style-name="Preformatted_20_Text">Centar ERROR: 0.4105861965371782</text:p>
      <text:p text:style-name="Preformatted_20_Text">Fokus ERROR: 0.40637814677845246</text:p>
      <text:p text:style-name="Preformatted_20_Text">Mozemo! ERROR: 0.11351937515833353</text:p>
      <text:p text:style-name="P1">RF ERROR: 0.35439088094531396</text:p>
      <text:p text:style-name="P14">Lag 2:</text:p>
      <text:p text:style-name="P5">HDZ ERROR: 0.07173478043728784</text:p>
      <text:p text:style-name="Preformatted_20_Text">SDP ERROR: 0.22441436946725227</text:p>
      <text:p text:style-name="Preformatted_20_Text">KH ERROR: 0.4143855641403685</text:p>
      <text:p text:style-name="Preformatted_20_Text">MOST ERROR: 0.05512447933172497</text:p>
      <text:p text:style-name="Preformatted_20_Text">DPMS ERROR: 0.2539690440833731</text:p>
      <text:p text:style-name="Preformatted_20_Text">Centar ERROR: 0.37260287591814556</text:p>
      <text:p text:style-name="Preformatted_20_Text">Fokus ERROR: 0.38458804957986814</text:p>
      <text:p text:style-name="Preformatted_20_Text">Mozemo! ERROR: 0.11459541318737988</text:p>
      <text:p text:style-name="P1">RF ERROR: 0.345060615902613</text:p>
      <text:p text:style-name="P15">Lag 1:</text:p>
      <text:p text:style-name="P6">HDZ ERROR: 0.07860710962939983</text:p>
      <text:p text:style-name="Preformatted_20_Text">SDP ERROR: 0.20324957978882868</text:p>
      <text:p text:style-name="Preformatted_20_Text">KH ERROR: 0.3166326428536296</text:p>
      <text:p text:style-name="Preformatted_20_Text">MOST ERROR: 0.07711701193370686</text:p>
      <text:p text:style-name="Preformatted_20_Text">DPMS ERROR: 0.18336877599764237</text:p>
      <text:p text:style-name="Preformatted_20_Text">Centar ERROR: 0.4137329408643001</text:p>
      <text:p text:style-name="Preformatted_20_Text">Fokus ERROR: 0.41673505987584336</text:p>
      <text:p text:style-name="Preformatted_20_Text">Mozemo! ERROR: 0.133256974441429</text:p>
      <text:p text:style-name="P1">RF ERROR: 0.3674802284858622</text:p>
      <text:p text:style-name="P1"/>
      <text:p text:style-name="P13"><text:soft-page-break/>Lag 2, Err 1:</text:p>
      <text:p text:style-name="P6">HDZ ERROR: 0.07135033769859023</text:p>
      <text:p text:style-name="Preformatted_20_Text">SDP ERROR: 0.21939369093192165</text:p>
      <text:p text:style-name="Preformatted_20_Text">KH ERROR: 0.3694277406673485</text:p>
      <text:p text:style-name="Preformatted_20_Text">MOST ERROR: 0.061029513020053085</text:p>
      <text:p text:style-name="Preformatted_20_Text">DPMS ERROR: 0.27021602836408404</text:p>
      <text:p text:style-name="Preformatted_20_Text">Centar ERROR: 0.3670154669503845</text:p>
      <text:p text:style-name="Preformatted_20_Text">Fokus ERROR: 0.37451881367882606</text:p>
      <text:p text:style-name="Preformatted_20_Text">Mozemo! ERROR: 0.12018511470328125</text:p>
      <text:p text:style-name="P1">RF ERROR: 0.3345921949003451</text:p>
      <text:p text:style-name="P16">LAG 1 PRAVI:</text:p>
      <text:p text:style-name="P7">HDZ ERROR: 0.07066196231427901</text:p>
      <text:p text:style-name="Preformatted_20_Text">SDP ERROR: 0.167338921235416</text:p>
      <text:p text:style-name="Preformatted_20_Text">KH ERROR: 0.2549801881860602</text:p>
      <text:p text:style-name="Preformatted_20_Text">MOST ERROR: 0.06673249143582029</text:p>
      <text:p text:style-name="Preformatted_20_Text">DPMS ERROR: 0.1512234179023446</text:p>
      <text:p text:style-name="Preformatted_20_Text">Centar ERROR: 0.37626619353779156</text:p>
      <text:p text:style-name="Preformatted_20_Text">Fokus ERROR: 0.37075301635243335</text:p>
      <text:p text:style-name="Preformatted_20_Text">Mozemo! ERROR: 0.11100777209342899</text:p>
      <text:p text:style-name="P1">RF ERROR: 0.30120737160915967</text:p>
      <text:p text:style-name="P16">LAG 2 PRAVI:</text:p>
      <text:p text:style-name="P7">HDZ ERROR: 0.0632788917153921</text:p>
      <text:p text:style-name="Preformatted_20_Text">SDP ERROR: 0.1881702629584867</text:p>
      <text:p text:style-name="Preformatted_20_Text">KH ERROR: 0.34058797336117025</text:p>
      <text:p text:style-name="Preformatted_20_Text">MOST ERROR: 0.04549450818319484</text:p>
      <text:p text:style-name="Preformatted_20_Text">DPMS ERROR: 0.2274329080684537</text:p>
      <text:p text:style-name="Preformatted_20_Text">Centar ERROR: 0.34044968744415816</text:p>
      <text:p text:style-name="Preformatted_20_Text">Fokus ERROR: 0.33438753980503166</text:p>
      <text:p text:style-name="Preformatted_20_Text">Mozemo! ERROR: 0.0953840724621587</text:p>
      <text:p text:style-name="P1">RF ERROR: 0.27669426091091337</text:p>
      <text:p text:style-name="P17">LAG 2 ERR 2 PRAVI:</text:p>
      <text:p text:style-name="P8">HDZ ERROR: 0.06308669731879922</text:p>
      <text:p text:style-name="Preformatted_20_Text">SDP ERROR: 0.18281435308551716</text:p>
      <text:p text:style-name="Preformatted_20_Text">KH ERROR: 0.2824563850607378</text:p>
      <text:p text:style-name="Preformatted_20_Text">MOST ERROR: 0.0484785364165634</text:p>
      <text:p text:style-name="Preformatted_20_Text">DPMS ERROR: 0.23859311508509473</text:p>
      <text:p text:style-name="Preformatted_20_Text">Centar ERROR: 0.33552304570407293</text:p>
      <text:p text:style-name="Preformatted_20_Text">Fokus ERROR: 0.32233632421231095</text:p>
      <text:p text:style-name="Preformatted_20_Text">Mozemo! ERROR: 0.0964924879958951</text:p>
      <text:p text:style-name="P1">RF ERROR: 0.2657700914627432</text:p>
      <text:p text:style-name="P17">LAG 3 PRAVI: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9:52:27.116472263</meta:creation-date>
    <meta:generator>LibreOffice/7.3.7.2$Linux_X86_64 LibreOffice_project/30$Build-2</meta:generator>
    <dc:date>2024-04-05T14:53:03.390595336</dc:date>
    <meta:editing-duration>PT1H38M47S</meta:editing-duration>
    <meta:editing-cycles>2</meta:editing-cycles>
    <meta:document-statistic meta:table-count="0" meta:image-count="0" meta:object-count="0" meta:page-count="3" meta:paragraph-count="151" meta:word-count="444" meta:character-count="4251" meta:non-whitespace-character-count="3958"/>
  </office:meta>
</office:document-meta>
</file>